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80000025BEF4EF94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-color="#ff0000" draw:textarea-horizontal-align="center" draw:textarea-vertical-align="middle"/>
    </style:style>
    <style:style style:name="gr3" style:family="graphic" style:parent-style-name="standard">
      <style:graphic-properties draw:fill-color="#00ff0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.45cm" fo:min-width="0.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40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1" draw:layer="layout" svg:width="28.503cm" svg:height="21.272cm" svg:x="29.267cm" svg:y="13.998cm">
            <draw:image xlink:href="Pictures/10000000000003280000025BEF4EF94C.jpg" xlink:type="simple" xlink:show="embed" xlink:actuate="onLoad">
              <text:p text:style-name="P2"/>
            </draw:image>
          </draw:frame>
          <draw:rect draw:style-name="gr2" draw:text-style-name="P1" draw:layer="layout" svg:width="4.5cm" svg:height="7cm" svg:x="38.87cm" svg:y="27.098cm">
            <text:p text:style-name="P2"/>
          </draw:rect>
          <draw:rect draw:style-name="gr3" draw:text-style-name="P1" draw:layer="layout" svg:width="4.5cm" svg:height="7cm" svg:x="43.67cm" svg:y="27.098cm">
            <text:p text:style-name="P2"/>
          </draw:rect>
          <draw:rect draw:style-name="gr3" draw:text-style-name="P1" draw:layer="layout" svg:width="4.5cm" svg:height="7cm" svg:x="48.47cm" svg:y="27.098cm">
            <text:p text:style-name="P2"/>
          </draw:rect>
          <draw:rect draw:style-name="gr2" draw:text-style-name="P1" draw:layer="layout" svg:width="4.5cm" svg:height="7cm" svg:x="34.07cm" svg:y="27.098cm">
            <text:p text:style-name="P2"/>
          </draw:rect>
          <draw:frame draw:style-name="gr4" draw:text-style-name="P3" draw:layer="layout" svg:width="4.215cm" svg:height="1.894cm" draw:transform="rotate (0.7853981633973) translate (43.712cm 31.169cm)">
            <draw:text-box>
              <text:p text:style-name="P2"><text:span text:style-name="T1">Good</text:span></text:p>
            </draw:text-box>
          </draw:frame>
          <draw:frame draw:style-name="gr4" draw:text-style-name="P3" draw:layer="layout" svg:width="4.215cm" svg:height="1.894cm" draw:transform="rotate (0.7853981633973) translate (48.512cm 31.27cm)">
            <draw:text-box>
              <text:p text:style-name="P2"><text:span text:style-name="T1">Good</text:span></text:p>
            </draw:text-box>
          </draw:frame>
          <draw:frame draw:style-name="gr4" draw:text-style-name="P3" draw:layer="layout" svg:width="3.224cm" svg:height="1.894cm" draw:transform="rotate (0.7853981633973) translate (39.312cm 30.971cm)">
            <draw:text-box>
              <text:p text:style-name="P2"><text:span text:style-name="T1">Bad</text:span></text:p>
            </draw:text-box>
          </draw:frame>
          <draw:frame draw:style-name="gr4" draw:text-style-name="P3" draw:layer="layout" svg:width="3.224cm" svg:height="1.894cm" draw:transform="rotate (0.7853981633973) translate (34.413cm 30.972cm)">
            <draw:text-box>
              <text:p text:style-name="P2"><text:span text:style-name="T1">Bad</text:span></text:p>
            </draw:text-box>
          </draw:frame>
          <draw:frame draw:style-name="gr5" draw:text-style-name="P5" draw:layer="layout" svg:width="1cm" svg:height="0.988cm" svg:x="35.67cm" svg:y="34.182cm">
            <draw:text-box>
              <text:p text:style-name="P4"><text:span text:style-name="T2">A</text:span></text:p>
            </draw:text-box>
          </draw:frame>
          <draw:frame draw:style-name="gr5" draw:text-style-name="P5" draw:layer="layout" svg:width="1cm" svg:height="0.988cm" svg:x="40.47cm" svg:y="34.182cm">
            <draw:text-box>
              <text:p text:style-name="P4"><text:span text:style-name="T2">B</text:span></text:p>
            </draw:text-box>
          </draw:frame>
          <draw:frame draw:style-name="gr5" draw:text-style-name="P5" draw:layer="layout" svg:width="1.4cm" svg:height="0.988cm" svg:x="45.37cm" svg:y="34.182cm">
            <draw:text-box>
              <text:p text:style-name="P4"><text:span text:style-name="T2">C</text:span></text:p>
            </draw:text-box>
          </draw:frame>
          <draw:frame draw:style-name="gr5" draw:text-style-name="P5" draw:layer="layout" svg:width="1cm" svg:height="0.988cm" svg:x="50.07cm" svg:y="34.182cm">
            <draw:text-box>
              <text:p text:style-name="P4"><text:span text:style-name="T2">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27cm" fo:margin-bottom="1.3cm" fo:margin-left="1.27cm" fo:margin-right="1.3cm" fo:page-width="84.1cm" fo:page-height="59.4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1-19T20:01:15</meta:creation-date>
    <dc:date>2007-01-11T12:29:42</dc:date>
    <dc:language>en-US</dc:language>
    <meta:editing-cycles>8</meta:editing-cycles>
    <meta:editing-duration>P2DT20H23M51S</meta:editing-duration>
    <meta:user-defined meta:name="Info 1"/>
    <meta:user-defined meta:name="Info 2"/>
    <meta:user-defined meta:name="Info 3"/>
    <meta:user-defined meta:name="Info 4"/>
    <meta:document-statistic meta:object-count="14"/>
  </office:meta>
</office:document-meta>
</file>